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text-properties officeooo:paragraph-rsid="006e02cb"/>
    </style:style>
    <style:style style:name="P3" style:family="paragraph" style:parent-style-name="Standard">
      <style:text-properties officeooo:paragraph-rsid="006e6e1d"/>
    </style:style>
    <style:style style:name="P4" style:family="paragraph" style:parent-style-name="Standard">
      <style:text-properties officeooo:paragraph-rsid="0070162d"/>
    </style:style>
    <style:style style:name="P5" style:family="paragraph" style:parent-style-name="Standard">
      <style:paragraph-properties style:line-height-at-least="0.198in"/>
      <style:text-properties fo:color="#000000" loext:opacity="100%" style:font-name="monospace" fo:font-size="10.5pt" fo:font-weight="normal" fo:background-color="#f7f7f7"/>
    </style:style>
    <style:style style:name="P6" style:family="paragraph" style:parent-style-name="Text_20_body">
      <style:paragraph-properties fo:margin-left="0in" fo:margin-right="0in" fo:margin-top="0in" fo:margin-bottom="0.111in" style:contextual-spacing="false" fo:line-height="107%" fo:text-indent="0in" style:auto-text-indent="false"/>
      <style:text-properties style:font-name="Calibri" fo:font-size="11pt"/>
    </style:style>
    <style:style style:name="P7" style:family="paragraph" style:parent-style-name="Text_20_body">
      <style:paragraph-properties fo:margin-left="0.5in" fo:margin-right="0in" fo:margin-top="0in" fo:margin-bottom="0in" style:contextual-spacing="false" fo:line-height="107%" fo:text-indent="0in" style:auto-text-indent="false"/>
      <style:text-properties style:font-name="Calibri" fo:font-size="11pt"/>
    </style:style>
    <style:style style:name="P8" style:family="paragraph" style:parent-style-name="Text_20_body">
      <style:paragraph-properties fo:margin-left="0.5in" fo:margin-right="0in" fo:margin-top="0in" fo:margin-bottom="0.111in" style:contextual-spacing="false" fo:line-height="107%" fo:text-indent="0in" style:auto-text-indent="false"/>
      <style:text-properties style:font-name="Calibri" fo:font-size="11pt"/>
    </style:style>
    <style:style style:name="P9" style:family="paragraph" style:parent-style-name="Text_20_body">
      <style:paragraph-properties fo:margin-left="0in" fo:margin-right="0in" fo:margin-top="0in" fo:margin-bottom="0.111in" style:contextual-spacing="false" fo:line-height="107%" fo:text-indent="0in" style:auto-text-indent="false"/>
    </style:style>
    <style:style style:name="P10" style:family="paragraph" style:parent-style-name="Text_20_body">
      <style:paragraph-properties fo:margin-left="0.5in" fo:margin-right="0in" fo:margin-top="0in" fo:margin-bottom="0.111in" style:contextual-spacing="false" fo:line-height="107%" fo:text-indent="0in" style:auto-text-indent="false"/>
    </style:style>
    <style:style style:name="P11" style:family="paragraph" style:parent-style-name="Standard">
      <style:text-properties officeooo:paragraph-rsid="0072aeb1"/>
    </style:style>
    <style:style style:name="P12" style:family="paragraph" style:parent-style-name="Standard">
      <style:text-properties fo:color="#000000" loext:opacity="100%" style:font-name="monospace" fo:font-size="10.5pt" fo:font-weight="normal" officeooo:paragraph-rsid="0070162d" fo:background-color="#f7f7f7"/>
    </style:style>
    <style:style style:name="T1" style:family="text">
      <style:text-properties fo:color="#000000" loext:opacity="100%" style:font-name="monospace" fo:font-size="10.5pt" fo:font-weight="normal" fo:background-color="#f7f7f7" loext:char-shading-value="0"/>
    </style:style>
    <style:style style:name="T2" style:family="text">
      <style:text-properties officeooo:rsid="006e02cb"/>
    </style:style>
    <style:style style:name="T3" style:family="text">
      <style:text-properties officeooo:rsid="006e6e1d"/>
    </style:style>
    <style:style style:name="T4" style:family="text">
      <style:text-properties officeooo:rsid="0070162d"/>
    </style:style>
    <style:style style:name="T5" style:family="text">
      <style:text-properties fo:color="#af00db" loext:opacity="100%"/>
    </style:style>
    <style:style style:name="T6" style:family="text">
      <style:text-properties fo:color="#af00db" loext:opacity="100%" style:font-name="monospace" fo:font-size="10.5pt" fo:font-weight="normal" fo:background-color="#f7f7f7" loext:char-shading-value="0"/>
    </style:style>
    <style:style style:name="T7" style:family="text">
      <style:text-properties fo:color="#a31515" loext:opacity="100%"/>
    </style:style>
    <style:style style:name="T8" style:family="text">
      <style:text-properties fo:color="#795e26" loext:opacity="100%"/>
    </style:style>
    <style:style style:name="T9" style:family="text">
      <style:text-properties fo:color="#0000ff" loext:opacity="100%"/>
    </style:style>
    <style:style style:name="T10" style:family="text">
      <style:text-properties officeooo:rsid="0070ab55"/>
    </style:style>
    <style:style style:name="T11" style:family="text">
      <style:text-properties fo:font-variant="normal" fo:text-transform="none" style:font-name="Symbol"/>
    </style:style>
    <style:style style:name="T12" style:family="text">
      <style:text-properties style:font-name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2">NUMPY- tylko jeden typ, ale najszybszy</text:span></text:span></text:p>
      <text:p text:style-name="P2"><text:span text:style-name="Source_20_Text"><text:span text:style-name="T2">pandas – rozne typy</text:span></text:span></text:p>
      <text:p text:style-name="P3"><text:span text:style-name="Source_20_Text"><text:span text:style-name="T3">polars</text:span></text:span></text:p>
      <text:p text:style-name="P3"><text:span text:style-name="Source_20_Text"/></text:p>
      <text:p text:style-name="P11"><text:span text:style-name="Source_20_Text"><text:span text:style-name="T3">pandas </text:span></text:span></text:p>
      <text:p text:style-name="P11"><text:span text:style-name="Source_20_Text"><text:span text:style-name="T3">conditional filtring</text:span></text:span></text:p>
      <text:p text:style-name="P3"><text:span text:style-name="Source_20_Text"><text:span text:style-name="T3">operacje na istniejacych kolumnach miedzy nimi- przemnazanie kolumn</text:span></text:span></text:p>
      <text:p text:style-name="P3"><text:span text:style-name="Source_20_Text"><text:span text:style-name="T3">gupowanie danych pandas- group by- trudnosc</text:span></text:span></text:p>
      <text:p text:style-name="P3"><text:span text:style-name="Source_20_Text"><text:span text:style-name="T3">apply lambda</text:span></text:span></text:p>
      <text:p text:style-name="P3"><text:span text:style-name="Source_20_Text"><text:span text:style-name="T3">usuwanie pustych wartosci – None</text:span></text:span></text:p>
      <text:p text:style-name="P3"><text:span text:style-name="Source_20_Text"><text:span text:style-name="T3">sortowanie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3">polars</text:span></text:span></text:p>
      <text:p text:style-name="P3"><text:span text:style-name="Source_20_Text"><text:span text:style-name="T3">filtrowanie</text:span></text:span></text:p>
      <text:p text:style-name="P3"><text:span text:style-name="Source_20_Text"><text:span text:style-name="T3">lazy expressions</text:span></text:span></text:p>
      <text:p text:style-name="P3"><text:span text:style-name="Source_20_Text"><text:span text:style-name="T3">group_by</text:span></text:span></text:p>
      <text:p text:style-name="P3"><text:span text:style-name="Source_20_Text"><text:span text:style-name="T3">sexuel</text:span></text:span></text:p>
      <text:p text:style-name="P3"><text:span text:style-name="Source_20_Text"/></text:p>
      <text:p text:style-name="P4"><text:span text:style-name="Source_20_Text"><text:span text:style-name="T4">joind, merge, contatanate – laczenie tabel w pandasie</text:span></text:span></text:p>
      <text:p text:style-name="P4"><text:span text:style-name="Source_20_Text"><text:span text:style-name="T4">left, right, outer, innerjoin</text:span></text:span></text:p>
      <text:p text:style-name="P3"><text:span text:style-name="Source_20_Text"/></text:p>
      <text:p text:style-name="P3"><text:span text:style-name="Source_20_Text"/></text:p>
      <text:p text:style-name="P4"><text:span text:style-name="Source_20_Text"><text:span text:style-name="T10">MV</text:span></text:span><text:span text:style-name="Source_20_Text"><text:span text:style-name="T4">C- <text:line-break/>jakis TEMplate<text:line-break/>skupimy sie na kontrolerze</text:span></text:span></text:p>
      <text:p text:style-name="P4"><text:span text:style-name="Source_20_Text"><text:span text:style-name="T4">dashboard- gieldowy</text:span></text:span></text:p>
      <text:p text:style-name="P4"><text:span text:style-name="Source_20_Text"/></text:p>
      <text:p text:style-name="P12"/>
      <text:p text:style-name="P5"/>
      <text:p text:style-name="P5"/>
      <text:p text:style-name="P4"><text:span text:style-name="Source_20_Text">Postaraj się napisać, obiekty, których metody będą wykonywać zadania. Niech obiekt podczas inicjacji przyjmie dane, a metody niech używają danych przypisanych do atrybutu. Możesz też zrobić najpier obiekt, który zaczyta dane, a potem 2 obiekty ( jeden dla pandas, a drugi dla polars, które będą dziedzić metodę zaczytowania danych po pierwszym obiekcie( klasie)</text:span></text:p>
      <text:p text:style-name="P6">Zadania z użyciem biblioteki pandas:</text:p>
      <text:p text:style-name="P9"> </text:p>
      <text:p text:style-name="P7"><text:span text:style-name="T12">·</text:span><text:span text:style-name="T11">         </text:span>Połączenie dwóch DataFrames na podstawie wspólnego klucza "PassengerId" - np. połączenie informacji o pasażerach z informacjami o biletach.</text:p>
      <text:p text:style-name="P7"><text:span text:style-name="T12">·</text:span><text:span text:style-name="T11">         </text:span>Obliczenie średniej wieku pasażerów w klasach biletów (1, 2 i 3) dla różnych grup płciowych (mężczyźni i kobiety).</text:p>
      <text:p text:style-name="P7"><text:span text:style-name="T12">·</text:span><text:span text:style-name="T11">         </text:span>Wykorzystanie .apply(lambda x: ...) do stworzenia nowej kolumny na podstawie innych kolumn - np. określenie, czy dany pasażer jest dzieckiem, dorosłym czy starszą osobą.</text:p>
      <text:p text:style-name="P7"><text:span text:style-name="T12">·</text:span><text:span text:style-name="T11">         </text:span>Znalezienie najmłodszego i najstarszego pasażera na statku.</text:p>
      <text:p text:style-name="P7"><text:span text:style-name="T12">·</text:span><text:span text:style-name="T11">         </text:span>Grupowanie pasażerów na podstawie przedziałów wiekowych (np. 0-10 lat, 11-20 lat itp.) i obliczenie liczby pasażerów w każdej grupie.</text:p>
      <text:p text:style-name="P7"><text:span text:style-name="T12">·</text:span><text:span text:style-name="T11">         </text:span>Wyodrębnienie samotnych podróżujących (osoby, które nie miały rodzeństwa, małżonka, rodzica ani dziecka na pokładzie).</text:p>
      <text:p text:style-name="P8"><text:span text:style-name="T12">·</text:span><text:span text:style-name="T11">         </text:span>Wykrycie i obsługa brakujących danych - np. uzupełnienie brakujących wieków pasażerów wartością średnią dla danej grupy wiekowej.</text:p>
      <text:p text:style-name="P9"><text:soft-page-break/> </text:p>
      <text:p text:style-name="P6">Zadania z użyciem biblioteki polars:</text:p>
      <text:p text:style-name="P9"> </text:p>
      <text:p text:style-name="P7"><text:span text:style-name="T12">·</text:span><text:span text:style-name="T11">         </text:span>Połączenie dwóch Lazy DataFrames na podstawie wspólnego klucza "PassengerId" - np. połączenie informacji o pasażerach z informacjami o biletach.</text:p>
      <text:p text:style-name="P7"><text:span text:style-name="T12">·</text:span><text:span text:style-name="T11">         </text:span>Obliczenie średniej wieku pasażerów w klasach biletów (1, 2 i 3) dla różnych grup płciowych (mężczyźni i kobiety).</text:p>
      <text:p text:style-name="P7"><text:span text:style-name="T12">·</text:span><text:span text:style-name="T11">         </text:span>Wykorzystanie .apply(lambda x: ...) do stworzenia nowej kolumny na podstawie innych kolumn - np. określenie, czy dany pasażer jest dzieckiem, dorosłym czy starszą osobą.</text:p>
      <text:p text:style-name="P7"><text:span text:style-name="T12">·</text:span><text:span text:style-name="T11">         </text:span>Znalezienie najmłodszego i najstarszego pasażera na statku.</text:p>
      <text:p text:style-name="P7"><text:span text:style-name="T12">·</text:span><text:span text:style-name="T11">         </text:span>Grupowanie pasażerów na podstawie przedziałów wiekowych (np. 0-10 lat, 11-20 lat itp.) i obliczenie liczby pasażerów w każdej grupie.</text:p>
      <text:p text:style-name="P7"><text:span text:style-name="T12">·</text:span><text:span text:style-name="T11">         </text:span>Wyodrębnienie samotnych podróżujących (osoby, które nie miały rodzeństwa, małżonka, rodzica ani dziecka na pokładzie).</text:p>
      <text:p text:style-name="P7"><text:span text:style-name="T12">·</text:span><text:span text:style-name="T11">         </text:span>Wykrycie i obsługa brakujących danych - np. uzupełnienie brakujących wieków pasażerów wartością średnią dla danej grupy wiekowej.</text:p>
      <text:p text:style-name="P8"><text:span text:style-name="T12">·</text:span><text:span text:style-name="T11">         </text:span>Wykorzystanie joinów i agregacji do znalezienia pasażerów, którzy mieli najwyższą szansę na przeżycie, uwzględniając różne cechy, takie jak klasa biletu, płeć, wiek itp.</text:p>
      <text:p text:style-name="P10"/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917in" fo:margin-right="0.2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9:52:11.125702444</meta:creation-date>
    <dc:date>2023-08-03T19:04:29.102211869</dc:date>
    <meta:editing-duration>P2DT16H55M19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396" meta:character-count="2931" meta:non-whitespace-character-count="2444"/>
  </office:meta>
</office:document-meta>
</file>